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rebuchet M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Trebuchet MS"/>
    </style:style>
    <style:style style:name="P5"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style:font-name="Trebuchet MS"/>
    </style:style>
    <style:style style:name="P7" style:family="paragraph" style:parent-style-name="Standard" style:list-style-name="L3">
      <style:paragraph-properties fo:text-align="start" style:justify-single-word="false"/>
      <style:text-properties style:font-name="Trebuchet MS"/>
    </style:style>
    <style:style style:name="P8" style:family="paragraph" style:parent-style-name="Standard" style:list-style-name="L4">
      <style:paragraph-properties fo:text-align="start" style:justify-single-word="false"/>
      <style:text-properties style:font-name="Trebuchet MS"/>
    </style:style>
    <style:style style:name="P9" style:family="paragraph" style:parent-style-name="Standard" style:list-style-name="L5">
      <style:paragraph-properties fo:text-align="start" style:justify-single-word="false"/>
      <style:text-properties style:font-name="Trebuchet MS"/>
    </style:style>
    <style:style style:name="P10" style:family="paragraph" style:parent-style-name="Standard" style:list-style-name="L1">
      <style:paragraph-properties fo:text-align="start" style:justify-single-word="false"/>
      <style:text-properties style:font-name="Trebuchet MS" fo:font-weight="bold" style:font-weight-asian="bold" style:font-weight-complex="bold"/>
    </style:style>
    <style:style style:name="P11" style:family="paragraph" style:parent-style-name="Standard" style:list-style-name="L1">
      <style:paragraph-properties fo:text-align="start" style:justify-single-word="false"/>
      <style:text-properties style:font-name="Trebuchet MS" fo:font-weight="normal" style:font-weight-asian="normal" style:font-weight-complex="normal"/>
    </style:style>
    <style:style style:name="P12" style:family="paragraph" style:parent-style-name="Standard" style:list-style-name="L2">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style:text-line-through-style="solid" style:font-name="Trebuchet M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Honours Project Outcomes</text:p>
      <text:p text:style-name="P1"/>
      <text:p text:style-name="P1"/>
      <text:p text:style-name="P2"><text:tab/>Basic (MUST HAVE):</text:p>
      <text:p text:style-name="P1"/>
      <text:list xml:id="list40689385" text:style-name="L1">
        <text:list-item>
          <text:p text:style-name="P6">Complete text of The Importance of Being Ernest (A seperate mode where user can scroll through whole text? - Option to view all their own lines and whole text). The text should be stored in database, with character name as key. Text can be hardcoded.</text:p>
        </text:list-item>
        <text:list-item>
          <text:p text:style-name="P6">Ability to select a character of the play to learn.</text:p>
        </text:list-item>
        <text:list-item>
          <text:p text:style-name="P6">Ability to select a part of the play to learn (different acts). Need to create an efficient and easy to use search (More than just select which act).</text:p>
        </text:list-item>
        <text:list-item>
          <text:p text:style-name="P6">Be able to comment on their performance during rehearsing the play. Need to be able to review and edit these notes (Database from IP?)</text:p>
        </text:list-item>
        <text:list-item>
          <text:p text:style-name="P10">(More difficult) –<text:span text:style-name="T2"> Cue words should be identified by other characters in the play to help with the user learn their lines (Just an option? - Yes!). Simply identify matching words in text (Algorithim or hardcoded?)</text:span></text:p>
        </text:list-item>
        <text:list-item>
          <text:p text:style-name="P11">App should be available for download from the android market. Research a full install option for audio if space consumed is too large.</text:p>
        </text:list-item>
      </text:list>
      <text:p text:style-name="P4"/>
      <text:p text:style-name="P4"/>
      <text:p text:style-name="P4"><text:tab/><text:span text:style-name="T1">Intermediate (OPTIONAL):</text:span></text:p>
      <text:p text:style-name="P2"/>
      <text:list xml:id="list40715669" text:style-name="L2">
        <text:list-item>
          <text:p text:style-name="P12">User can either advanced the text if he/she cannot remember their lines, or advance to simply progress through the play (up to user honesty?). App should record where they falter to provide feedback (stats screen?). Will need to figure out a way to record mistakes when the user advances and they think they recited the line correctly. User can either reveal whole line (if they recite line correctly) or reveal word by word for hints. Record when user has to require prompt and provide feedback.</text:p>
        </text:list-item>
        <text:list-item>
          <text:p text:style-name="P12">A play and character summary? (Is this actually useful?) May be useful, but will need to be careful of copyright laws (maybe provide own summary?)</text:p>
        </text:list-item>
        <text:list-item>
          <text:p text:style-name="P12">An audio option, where the other parts of the play are literally spoken out (Need to consider amount of disk space used).</text:p>
        </text:list-item>
        <text:list-item>
          <text:p text:style-name="P12">A recording option, to listen back to your own performance (Need to consider quality of microphon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3">Database Design</text:p>
      <text:p text:style-name="P3"/>
      <text:p text:style-name="P3"/>
      <text:list xml:id="list40707430" text:style-name="L3">
        <text:list-item>
          <text:p text:style-name="P13">The file we are going to be reading to store to database is "Earnest.txt"</text:p>
        </text:list-item>
        <text:list-item>
          <text:p text:style-name="P13">1 line in file = 1 line in play</text:p>
        </text:list-item>
        <text:list-item>
          <text:p text:style-name="P13">So we're gonna read the file line-by-line and the first word (character speaking) is gonna go into the field "Character". (Need to check if the current line is a line of the play. Probably just use String.matches()). For characters such as "Lady Bracknell." We can't just take the first line. Thus we check if first word is "Lady", or "Miss". If it is, then we need to take the second word as well.</text:p>
        </text:list-item>
        <text:list-item>
          <text:p text:style-name="P13">The rest of the line is gonna go into the field "Content/Line"</text:p>
        </text:list-item>
        <text:list-item>
          <text:p text:style-name="P13">Also need to store the current Act of the play we are in. We can simply just look for when the Act title comes up in the file. Stored in "Act"</text:p>
        </text:list-item>
        <text:list-item>
          <text:p text:style-name="P13">Also need to store page number. Try and follow structure used for OpenOffice structure of play. Probably just increment a number everytime we read a line, and when we reach a certain value (maybe get an average of lines/page in OpenOffice?) we just increment the page number and reset the counter value. Store the value into the field "Page"</text:p>
        </text:list-item>
        <text:list-item>
          <text:p text:style-name="P13">Maybe also need to store "Line Number"</text:p>
        </text:list-item>
        <text:list-item>
          <text:p text:style-name="P7">Here we have all the values need to initialize the database</text:p>
        </text:list-item>
        <text:list-item>
          <text:p text:style-name="P7">Next we need a field for "Note" which is either Y or N. If user creates a note, field will be set to Y.</text:p>
        </text:list-item>
        <text:list-item>
          <text:p text:style-name="P7">To find note in relation to line, we can search through all stored performance notes and find the note with the current "Line Number"</text:p>
        </text:list-item>
        <text:list-item>
          <text:p text:style-name="P7">Also need a field for "Hidden/Striked". Also either Y or N. Simply just strike out the entire line (maybe just part of line?) or not depending on field value.</text:p>
        </text:list-item>
        <text:list-item>
          <text:p text:style-name="P7">Maybe also a field for "Highlighted". Will work in same way as "Hidden/Striked"</text:p>
        </text:list-item>
        <text:list-item>
          <text:p text:style-name="P7">Now we need some stats fields. All values will be initialized to 0.</text:p>
        </text:list-item>
        <text:list-item>
          <text:p text:style-name="P7">First we need a "Views" field. Maybe just a value for Line 1 in each page? Value increments everytime we view a page.</text:p>
        </text:list-item>
        <text:list-item>
          <text:p text:style-name="P7">Also need a "Prompts" field. This will increment everytime the user requests a Prompt. When displaying stats, we will just obtain the total number of prompts used for each page.</text:p>
        </text:list-item>
        <text:list-item>
          <text:p text:style-name="P7">Lastly need a "Completions" field. Here we just need to check if a user gets through an entire page without using the Prompt button. A simple boolean will suffice.</text:p>
        </text:list-item>
      </text:list>
      <text:p text:style-name="P4"/>
      <text:p text:style-name="P4"><text:tab/>There may be some other fields required but these are the main ones needed. Need to think how we can catch out the user from cheating (i.e. Repeatedly pressing "Next" to skip through pages will obtain positive results). Maybe check the frequency of button presses in an allocated time? Needs more thought.</text:p>
      <text:p text:style-name="P4"/>
      <text:p text:style-name="P4"/>
      <text:p text:style-name="P4"/>
      <text:p text:style-name="P4"/>
      <text:p text:style-name="P4"/>
      <text:p text:style-name="P4"/>
      <text:p text:style-name="P4"><text:soft-page-break/></text:p>
      <text:p text:style-name="P4"/>
      <text:p text:style-name="P4"/>
      <text:p text:style-name="P4"/>
      <text:p text:style-name="P3">Database from User's POV</text:p>
      <text:p text:style-name="P3"/>
      <text:p text:style-name="P3"/>
      <text:p text:style-name="P5"><text:tab/>The structure of the lines of the play will be set out in a custom listview form (see ForumApp Food/Hotel lists). The following data will be in each list item, visible to the user:</text:p>
      <text:p text:style-name="P5"/>
      <text:list xml:id="list40699946" text:style-name="L4">
        <text:list-item>
          <text:p text:style-name="P8">Character name. Set at the top and centre of page. Bold</text:p>
        </text:list-item>
        <text:list-item>
          <text:p text:style-name="P8">Line. Below Character name and centred. Hide/Show stage directions based on user configuration. (Simply just look for square brackets([]) in string of text and set text to italics maybe?)</text:p>
        </text:list-item>
        <text:list-item>
          <text:p text:style-name="P8">Some kind of indication that a performance note exists for the current line. Maybe just a smaller symbol of the one we have.</text:p>
        </text:list-item>
      </text:list>
      <text:p text:style-name="P4"/>
      <text:p text:style-name="P4"/>
      <text:p text:style-name="P4"><text:tab/>Long pressing on the current line will bring a list of options. These include:</text:p>
      <text:p text:style-name="P4"/>
      <text:list xml:id="list40689714" text:style-name="L5">
        <text:list-item>
          <text:p text:style-name="P9">Add note</text:p>
        </text:list-item>
        <text:list-item>
          <text:p text:style-name="P9">Hide/Strike out</text:p>
        </text:list-item>
        <text:list-item>
          <text:p text:style-name="P9">Highlight</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9M39S</meta:editing-duration>
    <meta:editing-cycles>15</meta:editing-cycles>
    <meta:generator>OpenOffice.org/3.3$Win32 OpenOffice.org_project/330m20$Build-9567</meta:generator>
    <dc:date>2012-10-29T22:07:06.38</dc:date>
    <dc:creator>Daniel Muir</dc:creator>
    <meta:document-statistic meta:table-count="0" meta:image-count="0" meta:object-count="0" meta:page-count="3" meta:paragraph-count="40" meta:word-count="929" meta:character-count="5038"/>
    <meta:user-defined meta:name="Info 1"/>
    <meta:user-defined meta:name="Info 2"/>
    <meta:user-defined meta:name="Info 3"/>
    <meta:user-defined meta:name="Info 4"/>
  </office:meta>
</office:document-meta>
</file>